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071742"/>
    </style:style>
    <style:style style:name="P2" style:family="paragraph" style:parent-style-name="Standard" style:list-style-name="L1">
      <style:text-properties officeooo:rsid="00071742" officeooo:paragraph-rsid="00071742"/>
    </style:style>
    <style:style style:name="P3" style:family="paragraph" style:parent-style-name="Standard">
      <style:text-properties officeooo:rsid="00071742" officeooo:paragraph-rsid="00071742"/>
    </style:style>
    <style:style style:name="P4" style:family="paragraph" style:parent-style-name="Standard" style:list-style-name="L2">
      <style:text-properties officeooo:rsid="00071742" officeooo:paragraph-rsid="00071742"/>
    </style:style>
    <style:style style:name="P5" style:family="paragraph" style:parent-style-name="Standard" style:list-style-name="L2">
      <style:text-properties officeooo:paragraph-rsid="00071742"/>
    </style:style>
    <style:style style:name="P6" style:family="paragraph" style:parent-style-name="Standard" style:list-style-name="L3">
      <style:text-properties officeooo:rsid="000a7d1c" officeooo:paragraph-rsid="000a7d1c"/>
    </style:style>
    <style:style style:name="P7" style:family="paragraph" style:parent-style-name="Standard">
      <style:text-properties officeooo:rsid="000a7d1c" officeooo:paragraph-rsid="000a7d1c"/>
    </style:style>
    <style:style style:name="P8" style:family="paragraph" style:parent-style-name="Standard" style:list-style-name="L4">
      <style:text-properties officeooo:rsid="000a7d1c" officeooo:paragraph-rsid="000a7d1c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0b84b4" officeooo:paragraph-rsid="000b84b4" style:font-weight-asian="bold" style:font-weight-complex="bold"/>
    </style:style>
    <style:style style:name="P10" style:family="paragraph" style:parent-style-name="Standard">
      <style:text-properties style:text-underline-style="none" fo:font-weight="normal" officeooo:rsid="000b84b4" officeooo:paragraph-rsid="000b84b4" style:font-weight-asian="normal" style:font-weight-complex="normal"/>
    </style:style>
    <style:style style:name="P11" style:family="paragraph" style:parent-style-name="Standard" style:list-style-name="L5">
      <style:text-properties officeooo:rsid="000f78f3" officeooo:paragraph-rsid="000f78f3"/>
    </style:style>
    <style:style style:name="T1" style:family="text">
      <style:text-properties officeooo:rsid="00071742"/>
    </style:style>
    <style:style style:name="T2" style:family="text">
      <style:text-properties officeooo:rsid="000a1ace"/>
    </style:style>
    <style:style style:name="T3" style:family="text">
      <style:text-properties officeooo:rsid="000a323e"/>
    </style:style>
    <style:style style:name="T4" style:family="text">
      <style:text-properties officeooo:rsid="000a7d1c"/>
    </style:style>
    <style:style style:name="T5" style:family="text">
      <style:text-properties officeooo:rsid="000d4fd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Frontend</text:p>
      <text:p text:style-name="Standard"/>
      <text:p text:style-name="Standard">- <text:span text:style-name="T1">Make taskbar</text:span></text:p>
      <text:p text:style-name="Standard"/>
      <text:p text:style-name="Standard">- <text:span text:style-name="T1">Set up game</text:span></text:p>
      <text:list xml:id="list3865263189" text:style-name="L2">
        <text:list-item>
          <text:p text:style-name="P4">Set up form</text:p>
        </text:list-item>
        <text:list-item>
          <text:p text:style-name="P5"><text:span text:style-name="T1">Send array to Game object with information from form</text:span></text:p>
        </text:list-item>
        <text:list-item>
          <text:p text:style-name="P5"><text:span text:style-name="T1">Send array to Game object with questions from game </text:span></text:p>
        </text:list-item>
      </text:list>
      <text:p text:style-name="Standard"/>
      <text:p text:style-name="Standard">- <text:span text:style-name="T1">Make Game</text:span></text:p>
      <text:list xml:id="list2355588436" text:style-name="L1">
        <text:list-item>
          <text:p text:style-name="P2">Make grid</text:p>
          <text:list>
            <text:list-item>
              <text:p text:style-name="P1"><text:span text:style-name="T1">Populate squares according to squares requested </text:span><text:span text:style-name="T2">with a hidden type and question</text:span></text:p>
            </text:list-item>
            <text:list-item>
              <text:p text:style-name="P2">Add team bits at bottom <text:span text:style-name="T3">and c</text:span>onnect team bits <text:span text:style-name="T2">scoring </text:span>to Redux state</text:p>
            </text:list-item>
            <text:list-item>
              <text:p text:style-name="P2"/>
            </text:list-item>
          </text:list>
        </text:list-item>
      </text:list>
      <text:p text:style-name="P3"/>
      <text:p text:style-name="P3">- <text:span text:style-name="T2">Make Question</text:span><text:span text:style-name="T4">s</text:span></text:p>
      <text:list xml:id="list3411014115" text:style-name="L3">
        <text:list-item>
          <text:p text:style-name="P6">Make question types</text:p>
        </text:list-item>
      </text:list>
      <text:p text:style-name="P7"/>
      <text:p text:style-name="P7">- Make powerups</text:p>
      <text:list xml:id="list506969812" text:style-name="L4">
        <text:list-item>
          <text:p text:style-name="P8">Make powerup types</text:p>
        </text:list-item>
      </text:list>
      <text:p text:style-name="P7"/>
      <text:p text:style-name="P7">- Make victory screen</text:p>
      <text:p text:style-name="P3"/>
      <text:p text:style-name="P3">- <text:span text:style-name="T5">Make game creation</text:span></text:p>
      <text:list xml:id="list2526858254" text:style-name="L5">
        <text:list-item>
          <text:p text:style-name="P11">Take in title, description, questions</text:p>
        </text:list-item>
      </text:list>
      <text:p text:style-name="P3"/>
      <text:p text:style-name="P9">Backend</text:p>
      <text:p text:style-name="P9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04T10:22:17.618694285</meta:creation-date>
    <meta:generator>LibreOffice/6.4.7.2$Linux_X86_64 LibreOffice_project/40$Build-2</meta:generator>
    <dc:date>2023-04-04T10:29:41.630441547</dc:date>
    <meta:editing-duration>PT7M20S</meta:editing-duration>
    <meta:editing-cycles>8</meta:editing-cycles>
    <meta:document-statistic meta:table-count="0" meta:image-count="0" meta:object-count="0" meta:page-count="1" meta:paragraph-count="19" meta:word-count="95" meta:character-count="479" meta:non-whitespace-character-count="411"/>
  </office:meta>
</office:document-meta>
</file>